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5925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16in"/>
    </style:style>
    <style:style style:name="co8" style:family="table-column">
      <style:table-column-properties fo:break-before="auto" style:column-width="4.3898in"/>
    </style:style>
    <style:style style:name="co9" style:family="table-column">
      <style:table-column-properties fo:break-before="auto" style:column-width="1.17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</table:table-row>
        <table:table-row table:style-name="ro1"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.44">
            <text:p>1.44</text:p>
          </table:table-cell>
          <table:table-cell/>
          <table:table-cell table:style-name="ce2" office:value-type="string">
            <text:p>Mass spec</text:p>
          </table:table-cell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  <table:table-cell/>
          <table:table-cell table:style-name="ce2" office:value-type="string">
            <text:p>Mass spec</text:p>
          </table:table-cell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  <table:table-cell/>
          <table:table-cell table:style-name="ce2" office:value-type="string">
            <text:p>Mass spec</text:p>
          </table:table-cell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Mass spec</text:p>
          </table:table-cell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  <table:table-cell/>
          <table:table-cell table:style-name="ce2" office:value-type="string">
            <text:p>RNAi</text:p>
          </table:table-cell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  <table:table-cell/>
          <table:table-cell table:style-name="ce2" office:value-type="string">
            <text:p>RNAi</text:p>
          </table:table-cell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mostly MS</text:p>
          </table:table-cell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mostly MS</text:p>
          </table:table-cell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  <table:table-cell/>
          <table:table-cell table:style-name="ce2" office:value-type="string">
            <text:p>Microscopy</text:p>
          </table:table-cell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table:number-columns-repeated="2"/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ECO:0000287</text:p>
          </table:table-cell>
          <table:table-cell table:style-name="ce1" office:value-type="string">
            <text:p>mRNA microarray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</table:table-row>
        <table:table-row table:style-name="ro1"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string">
            <text:p>ECO:0000287</text:p>
          </table:table-cell>
          <table:table-cell table:style-name="ce1" office:value-type="string">
            <text:p>mRNA microarray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ECO:0000015</text:p>
          </table:table-cell>
          <table:table-cell table:style-name="ce1"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2"/>
          <table:table-cell table:style-name="ce1" office:value-type="string">
            <text:p>ECO:0000015</text:p>
          </table:table-cell>
          <table:table-cell table:style-name="ce1"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CO:0000097</text:p>
          </table:table-cell>
          <table:table-cell office:value-type="string">
            <text:p>cDNA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097</text:p>
          </table:table-cell>
          <table:table-cell office:value-type="string">
            <text:p>cDNA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ECO:0000231</text:p>
          </table:table-cell>
          <table:table-cell table:style-name="ce1" office:value-type="string">
            <text:p>qRT-PC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office:value-type="string">
            <text:p>ECO:0000231</text:p>
          </table:table-cell>
          <table:table-cell table:style-name="ce1" office:value-type="string">
            <text:p>qRT-PC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CO: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  <table:table-cell table:number-columns-repeated="7"/>
        </table:table-row>
        <table:table-row table:style-name="ro1"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ECO:0000287</text:p>
          </table:table-cell>
          <table:table-cell table:style-name="ce1" office:value-type="string">
            <text:p>mRNA microarray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ECO:0000015</text:p>
          </table:table-cell>
          <table:table-cell table:style-name="ce1"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1"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1"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table:number-columns-repeated="7"/>
        </table:table-row>
        <table:table-row table:style-name="ro1"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097</text:p>
          </table:table-cell>
          <table:table-cell office:value-type="string">
            <text:p>cDNA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ECO:0000231</text:p>
          </table:table-cell>
          <table:table-cell table:style-name="ce1" office:value-type="string">
            <text:p>qRT-PC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table:number-columns-repeated="7"/>
        </table:table-row>
        <table:table-row table:style-name="ro1"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table:number-columns-repeated="7"/>
        </table:table-row>
        <table:table-row table:style-name="ro1"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table:number-columns-repeated="7"/>
        </table:table-row>
        <table:table-row table:style-name="ro1"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  <table:table-cell table:number-columns-repeated="7"/>
        </table:table-row>
        <table:table-row table:style-name="ro1"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  <table:table-cell table:number-columns-repeated="7"/>
        </table:table-row>
        <table:table-row table:style-name="ro1"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.44">
            <text:p>1.44</text:p>
          </table:table-cell>
          <table:table-cell table:number-columns-repeated="7"/>
        </table:table-row>
        <table:table-row table:style-name="ro1"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  <table:table-cell table:number-columns-repeated="7"/>
        </table:table-row>
        <table:table-row table:style-name="ro1"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  <table:table-cell table:number-columns-repeated="7"/>
        </table:table-row>
        <table:table-row table:style-name="ro1"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.76">
            <text:p>0.76</text:p>
          </table:table-cell>
          <table:table-cell table:number-columns-repeated="7"/>
        </table:table-row>
        <table:table-row table:style-name="ro1"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  <table:table-cell table:number-columns-repeated="7"/>
        </table:table-row>
        <table:table-row table:style-name="ro1"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42:Sheet1.E8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4T10:35:00</dc:date>
    <dc:creator>Iddo Friedberg</dc:creator>
    <meta:generator>LibreOffice/3.5$Linux_X86_64 LibreOffice_project/350m1$Build-3</meta:generator>
    <meta:editing-duration>PT3H43M49S</meta:editing-duration>
    <meta:editing-cycles>3</meta:editing-cycles>
    <meta:document-statistic meta:table-count="1" meta:cell-count="594" meta:object-count="0"/>
  </office:meta>
</office:document-meta>
</file>